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aculty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code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cience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rts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named-expressions>
        <table:named-range table:name="faculty" table:cell-range-address="faculty.$A$1:faculty.$B$3" table:base-cell-address="faculty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rina Asplund</meta:initial-creator>
    <dc:creator>Katarina Asplund</dc:creator>
    <meta:creation-date>2014-04-15T06:58:05Z</meta:creation-date>
    <dc:date>2014-04-15T06:58:05Z</dc:date>
  </office:meta>
</office:document-meta>
</file>